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text-properties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fo:color="#d7ba7d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officeooo:rsid="0008e6fc"/>
    </style:style>
    <style:style style:name="T9" style:family="text">
      <style:text-properties fo:color="#808080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tabs</text:span><text:span text:style-name="T2">{</text:span></text:p>
      <text:p text:style-name="P1"><text:span text:style-name="T2">    </text:span><text:span text:style-name="T3">font-family</text:span><text:span text:style-name="T2">: </text:span><text:span text:style-name="T4">'lucida sans'</text:span><text:span text:style-name="T2">, </text:span><text:span text:style-name="T4">sans-serif</text:span><text:span text:style-name="T2">;</text:span></text:p>
      <text:p text:style-name="P1"><text:span text:style-name="T2">    </text:span><text:span text:style-name="T3">font-size</text:span><text:span text:style-name="T2">: </text:span><text:span text:style-name="T5">20px</text:span><text:span text:style-name="T2">;</text:span></text:p>
      <text:p text:style-name="P3">}   </text:p>
      <text:p text:style-name="P1"><text:span text:style-name="T1">.tabs</text:span><text:span text:style-name="T2"> </text:span><text:span text:style-name="T1">.tab-registers</text:span><text:span text:style-name="T2"> {</text:span></text:p>
      <text:p text:style-name="P1"><text:span text:style-name="T2">    </text:span><text:span text:style-name="T3">display</text:span><text:span text:style-name="T2">: </text:span><text:span text:style-name="T4">flex</text:span><text:span text:style-name="T2">;</text:span></text:p>
      <text:p text:style-name="P1"><text:span text:style-name="T2">    </text:span><text:span text:style-name="T3">background-color</text:span><text:span text:style-name="T2">: </text:span><text:span text:style-name="T6">RGB</text:span><text:span text:style-name="T2">(</text:span><text:span text:style-name="T5">255</text:span><text:span text:style-name="T2">,</text:span><text:span text:style-name="T5">255</text:span><text:span text:style-name="T2">,</text:span><text:span text:style-name="T5">255</text:span><text:span text:style-name="T2">);</text:span></text:p>
      <text:p text:style-name="P3">}</text:p>
      <text:p text:style-name="P1"><text:span text:style-name="T1">body</text:span><text:span text:style-name="T2">{</text:span></text:p>
      <text:p text:style-name="P1"><text:span text:style-name="T2">    </text:span><text:span text:style-name="T3">background-image</text:span><text:span text:style-name="T2">: </text:span><text:span text:style-name="T6">url</text:span><text:span text:style-name="T2">(</text:span><text:span text:style-name="T4">"/assets/images/paris-750x500.jpg"</text:span><text:span text:style-name="T2">);</text:span></text:p>
      <text:p text:style-name="P3">}</text:p>
      <text:p text:style-name="P1"><text:span text:style-name="T1">h1.Mbappe</text:span><text:span text:style-name="T2"> {</text:span></text:p>
      <text:p text:style-name="P1"><text:span text:style-name="T2">    </text:span><text:span text:style-name="T3">color</text:span><text:span text:style-name="T2">: </text:span><text:span text:style-name="T4">antiquewhite</text:span><text:span text:style-name="T2">;</text:span></text:p>
      <text:p text:style-name="P3">}</text:p>
      <text:p text:style-name="Standard"/>
      <text:p text:style-name="P1"><text:span text:style-name="T1">h2.part</text:span><text:span text:style-name="T2">{</text:span></text:p>
      <text:p text:style-name="P1"><text:span text:style-name="T2">    </text:span><text:span text:style-name="T3">color</text:span><text:span text:style-name="T2">: </text:span><text:span text:style-name="T4">antiquewhite</text:span><text:span text:style-name="T2">;</text:span></text:p>
      <text:p text:style-name="P3">}</text:p>
      <text:p text:style-name="P1"><text:span text:style-name="T1">body</text:span><text:span text:style-name="T2">{</text:span></text:p>
      <text:p text:style-name="P1"><text:span text:style-name="T2">    </text:span><text:span text:style-name="T3">margin</text:span><text:span text:style-name="T2">: </text:span><text:span text:style-name="T5">0px</text:span><text:span text:style-name="T2">;</text:span></text:p>
      <text:p text:style-name="P1"><text:span text:style-name="T2">    </text:span><text:span text:style-name="T3">padding</text:span><text:span text:style-name="T2">: </text:span><text:span text:style-name="T5">0px</text:span><text:span text:style-name="T2">;</text:span></text:p>
      <text:p text:style-name="P1"><text:span text:style-name="T2">    </text:span><text:span text:style-name="T3">width</text:span><text:span text:style-name="T2">: </text:span><text:span text:style-name="T5">100%</text:span><text:span text:style-name="T2">;</text:span></text:p>
      <text:p text:style-name="P3">}</text:p>
      <text:p text:style-name="P1"><text:span text:style-name="T1">.diaporama1</text:span><text:span text:style-name="T2">{</text:span></text:p>
      <text:p text:style-name="P1"><text:span text:style-name="T2">    </text:span><text:span text:style-name="T3">margin</text:span><text:span text:style-name="T2">: </text:span><text:span text:style-name="T5">0</text:span><text:span text:style-name="T2"> </text:span><text:span text:style-name="T4">auto</text:span><text:span text:style-name="T2">;</text:span></text:p>
      <text:p text:style-name="P1"><text:span text:style-name="T2">    </text:span><text:span text:style-name="T3">width</text:span><text:span text:style-name="T2">: </text:span><text:span text:style-name="T5">960px</text:span><text:span text:style-name="T2">;</text:span></text:p>
      <text:p text:style-name="P1"><text:span text:style-name="T2">    </text:span><text:span text:style-name="T3">height</text:span><text:span text:style-name="T2">: </text:span><text:span text:style-name="T5">500px</text:span><text:span text:style-name="T2">;</text:span></text:p>
      <text:p text:style-name="P1"><text:span text:style-name="T2">    </text:span><text:span text:style-name="T3">border</text:span><text:span text:style-name="T2">: </text:span><text:span text:style-name="T5">3px</text:span><text:span text:style-name="T2"> </text:span><text:span text:style-name="T4">solid</text:span><text:span text:style-name="T2"> </text:span><text:span text:style-name="T4">#333</text:span><text:span text:style-name="T2">;</text:span></text:p>
      <text:p text:style-name="P1"><text:span text:style-name="T2">    </text:span><text:span text:style-name="T3">background-image</text:span><text:span text:style-name="T2">: </text:span><text:span text:style-name="T6">url</text:span><text:span text:style-name="T2">(</text:span><text:span text:style-name="T4">"images/Kylian-Mbappe-Le-Real-Madrid-Attend-la-Decision-Cruciale.jpg"</text:span><text:span text:style-name="T2">);</text:span></text:p>
      <text:p text:style-name="P3">    </text:p>
      <text:p text:style-name="P1"><text:span text:style-name="T2">    </text:span><text:span text:style-name="T3">-webkit-animation-name</text:span><text:span text:style-name="T2">: .diaporama1;</text:span></text:p>
      <text:p text:style-name="P1"><text:span text:style-name="T2">    </text:span><text:span text:style-name="T3">-webkit-animation-duration</text:span><text:span text:style-name="T2">: </text:span><text:span text:style-name="T5">9s</text:span><text:span text:style-name="T2">;</text:span></text:p>
      <text:p text:style-name="P1"><text:span text:style-name="T2">    </text:span><text:span text:style-name="T3">-webkit-animation-timing-function</text:span><text:span text:style-name="T2">: </text:span><text:span text:style-name="T4">linear</text:span><text:span text:style-name="T2">;</text:span></text:p>
      <text:p text:style-name="P1"><text:span text:style-name="T2">    </text:span><text:span text:style-name="T3">-webkit-animation-iteration-count</text:span><text:span text:style-name="T2">:</text:span><text:span text:style-name="T4">infinite</text:span><text:span text:style-name="T2"> ;</text:span></text:p>
      <text:p text:style-name="P1"><text:span text:style-name="T2">    </text:span><text:span text:style-name="T3">-webkit-animation-direction</text:span><text:span text:style-name="T2">:</text:span><text:span text:style-name="T4">normal</text:span><text:span text:style-name="T2">;</text:span></text:p>
      <text:p text:style-name="Standard"/>
      <text:p text:style-name="P1"><text:span text:style-name="T2">    </text:span><text:span text:style-name="T3">-moz-animation-name</text:span><text:span text:style-name="T2">:diapo1;</text:span></text:p>
      <text:p text:style-name="P1"><text:span text:style-name="T2">    </text:span><text:span text:style-name="T3">-moz-animation-duration</text:span><text:span text:style-name="T2">: </text:span><text:span text:style-name="T5">9s</text:span><text:span text:style-name="T2">;</text:span></text:p>
      <text:p text:style-name="P1"><text:span text:style-name="T2">    </text:span><text:span text:style-name="T3">-moz-animation-timing-function</text:span><text:span text:style-name="T2">: </text:span><text:span text:style-name="T4">linear</text:span><text:span text:style-name="T2">;</text:span></text:p>
      <text:p text:style-name="P1"><text:span text:style-name="T2">    </text:span><text:span text:style-name="T3">-moz-animation-iteration-count</text:span><text:span text:style-name="T2">: </text:span><text:span text:style-name="T4">infinite</text:span><text:span text:style-name="T2">;</text:span></text:p>
      <text:p text:style-name="P1"><text:span text:style-name="T2">    </text:span><text:span text:style-name="T3">-moz-animation-direction</text:span><text:span text:style-name="T2">:</text:span><text:span text:style-name="T4">normal</text:span><text:span text:style-name="T2"> ;</text:span></text:p>
      <text:p text:style-name="Standard"/>
      <text:p text:style-name="P1"><text:span text:style-name="T2">    </text:span><text:span text:style-name="T3">animation-name</text:span><text:span text:style-name="T2">: diaporama1;</text:span></text:p>
      <text:p text:style-name="P1"><text:span text:style-name="T2">    </text:span><text:span text:style-name="T3">animation-duration</text:span><text:span text:style-name="T2">:</text:span><text:span text:style-name="T5">9s</text:span><text:span text:style-name="T2">;</text:span></text:p>
      <text:p text:style-name="P1"><text:span text:style-name="T2">    </text:span><text:span text:style-name="T3">animation-timing-function</text:span><text:span text:style-name="T2">: </text:span><text:span text:style-name="T4">linear</text:span><text:span text:style-name="T2">;</text:span></text:p>
      <text:p text:style-name="P1"><text:span text:style-name="T2">    </text:span><text:span text:style-name="T3">animation-iteration-count</text:span><text:span text:style-name="T2">: </text:span><text:span text:style-name="T4">infinite</text:span><text:span text:style-name="T2">;</text:span></text:p>
      <text:p text:style-name="P1"><text:span text:style-name="T2">    </text:span><text:span text:style-name="T3">animation-direction</text:span><text:span text:style-name="T2">: </text:span><text:span text:style-name="T4">normal</text:span><text:span text:style-name="T2">;</text:span></text:p>
      <text:p text:style-name="P3">}</text:p>
      <text:p text:style-name="P1"><text:span text:style-name="T7">@-webkit-keyframes</text:span><text:span text:style-name="T2"> .</text:span><text:span text:style-name="T3">diaporama1</text:span><text:span text:style-name="T2">{</text:span></text:p>
      <text:p text:style-name="P1"><text:span text:style-name="T2">    0%{</text:span><text:span text:style-name="T3">background-image</text:span><text:span text:style-name="T2">:</text:span><text:span text:style-name="T6">url</text:span><text:span text:style-name="T2">(</text:span><text:span text:style-name="T4">"images/Kylian-Mbappe-Le-Real-Madrid-Attend-la-Decision-Cruciale.jpg"</text:span><text:span text:style-name="T2">);}</text:span></text:p>
      <text:p text:style-name="P1"><text:soft-page-break/><text:span text:style-name="T2">    33%{</text:span><text:span text:style-name="T3">background-image</text:span><text:span text:style-name="T2">:</text:span><text:span text:style-name="T6">url</text:span><text:span text:style-name="T2">(</text:span><text:span text:style-name="T4">"assets/images/Kylian-Mbappe-Le-Real-Madrid-Attend-la-Decision-Cruciale.jpg"</text:span><text:span text:style-name="T2">);}</text:span></text:p>
      <text:p text:style-name="P1"><text:span text:style-name="T2">    66%{</text:span><text:span text:style-name="T3">background-image</text:span><text:span text:style-name="T2">: </text:span><text:span text:style-name="T6">url</text:span><text:span text:style-name="T2">(</text:span><text:span text:style-name="T4">"assets/images/leo di.jpg"</text:span><text:span text:style-name="T2">);}</text:span></text:p>
      <text:p text:style-name="P3">    }</text:p>
      <text:p text:style-name="Standard"/>
      <text:p text:style-name="P1"><text:span text:style-name="T2">    </text:span><text:span text:style-name="T7">@-moz-keyframes</text:span><text:span text:style-name="T2"> .</text:span><text:span text:style-name="T3">diaporama1</text:span><text:span text:style-name="T2">{</text:span></text:p>
      <text:p text:style-name="P1"><text:span text:style-name="T2">        0%{</text:span><text:span text:style-name="T3">background-image</text:span><text:span text:style-name="T2">:</text:span><text:span text:style-name="T6">url</text:span><text:span text:style-name="T2">(</text:span><text:span text:style-name="T4">"images/Kylian-Mbappe-Le-Real-Madrid-Attend-la-Decision-Cruciale.jpg"</text:span><text:span text:style-name="T2">);}</text:span></text:p>
      <text:p text:style-name="P1"><text:span text:style-name="T2">        33%{</text:span><text:span text:style-name="T3">background-image</text:span><text:span text:style-name="T2">:</text:span><text:span text:style-name="T6">url</text:span><text:span text:style-name="T2">(</text:span><text:span text:style-name="T4">"assets/images/Kylian-Mbappe-Le-Real-Madrid-Attend-la-Decision-Cruciale.jpg"</text:span><text:span text:style-name="T2">);}</text:span></text:p>
      <text:p text:style-name="P1"><text:span text:style-name="T2">        66%{</text:span><text:span text:style-name="T3">background-image</text:span><text:span text:style-name="T2">: </text:span><text:span text:style-name="T6">url</text:span><text:span text:style-name="T2">(</text:span><text:span text:style-name="T4">"assets/images/leo di.jpg"</text:span><text:span text:style-name="T2">);}</text:span></text:p>
      <text:p text:style-name="P3">        }</text:p>
      <text:p text:style-name="Standard"/>
      <text:p text:style-name="P1"><text:span text:style-name="T2">        </text:span><text:span text:style-name="T7">@keyframes</text:span><text:span text:style-name="T2"> .</text:span><text:span text:style-name="T3">diaporama1</text:span><text:span text:style-name="T2">{</text:span></text:p>
      <text:p text:style-name="P1"><text:span text:style-name="T2">            0%{</text:span><text:span text:style-name="T3">background-image</text:span><text:span text:style-name="T2">:</text:span><text:span text:style-name="T6">url</text:span><text:span text:style-name="T2">(</text:span><text:span text:style-name="T4">"images/Kylian-Mbappe-Le-Real-Madrid-Attend-la-Decision-Cruciale.jpg"</text:span><text:span text:style-name="T2">);}</text:span></text:p>
      <text:p text:style-name="P1"><text:span text:style-name="T2">            33%{</text:span><text:span text:style-name="T3">background-image</text:span><text:span text:style-name="T2">:</text:span><text:span text:style-name="T6">url</text:span><text:span text:style-name="T2">(</text:span><text:span text:style-name="T4">"assets/images/Kylian-Mbappe-Le-Real-Madrid-Attend-la-Decision-Cruciale.jpg"</text:span><text:span text:style-name="T2">);}</text:span></text:p>
      <text:p text:style-name="P1"><text:span text:style-name="T2">            66%{</text:span><text:span text:style-name="T3">background-image</text:span><text:span text:style-name="T2">: </text:span><text:span text:style-name="T6">url</text:span><text:span text:style-name="T2">(</text:span><text:span text:style-name="T4">"assets/images/leo di.jpg"</text:span><text:span text:style-name="T2">);}</text:span></text:p>
      <text:p text:style-name="P3">        }</text:p>
      <text:p text:style-name="Standard"/>
      <text:p text:style-name="P3">    </text:p>
      <text:p text:style-name="P2"><text:tab/><text:span text:style-name="T8">HTML</text:span></text:p>
      <text:p text:style-name="P2"/>
      <text:p text:style-name="P2"><text:span text:style-name="T9">&lt;!</text:span><text:span text:style-name="T10">DOCTYPE</text:span><text:span text:style-name="T2"> </text:span><text:span text:style-name="T3">html</text:span><text:span text:style-name="T9">&gt;</text:span></text:p>
      <text:p text:style-name="P1"><text:span text:style-name="T9">&lt;</text:span><text:span text:style-name="T10">html</text:span><text:span text:style-name="T2"> </text:span><text:span text:style-name="T3">lang</text:span><text:span text:style-name="T2">=</text:span><text:span text:style-name="T4">"fr"</text:span><text:span text:style-name="T9">&gt;</text:span></text:p>
      <text:p text:style-name="Standard"/>
      <text:p text:style-name="P1"><text:span text:style-name="T9">&lt;</text:span><text:span text:style-name="T10">head</text:span><text:span text:style-name="T9">&gt;</text:span></text:p>
      <text:p text:style-name="P1"><text:span text:style-name="T2">    </text:span><text:span text:style-name="T9">&lt;</text:span><text:span text:style-name="T10">link</text:span><text:span text:style-name="T2"> </text:span><text:span text:style-name="T3">rel</text:span><text:span text:style-name="T2">=</text:span><text:span text:style-name="T4">"stylesheet"</text:span><text:span text:style-name="T2"> </text:span><text:span text:style-name="T3">href</text:span><text:span text:style-name="T2">=</text:span><text:span text:style-name="T4">"assets/styles.css"</text:span><text:span text:style-name="T9">&gt;</text:span></text:p>
      <text:p text:style-name="P1"><text:span text:style-name="T2">    </text:span><text:span text:style-name="T9">&lt;</text:span><text:span text:style-name="T10">meta</text:span><text:span text:style-name="T2"> </text:span><text:span text:style-name="T3">charset</text:span><text:span text:style-name="T2">=</text:span><text:span text:style-name="T4">"UTF-8"</text:span><text:span text:style-name="T2"> </text:span><text:span text:style-name="T9">/&gt;</text:span></text:p>
      <text:p text:style-name="P1"><text:span text:style-name="T2">    </text:span><text:span text:style-name="T9">&lt;</text:span><text:span text:style-name="T10">meta</text:span><text:span text:style-name="T2"> </text:span><text:span text:style-name="T3">name</text:span><text:span text:style-name="T2">=</text:span><text:span text:style-name="T4">"viewport"</text:span><text:span text:style-name="T2"> </text:span><text:span text:style-name="T3">content</text:span><text:span text:style-name="T2">=</text:span><text:span text:style-name="T4">"width=device-width,</text:span></text:p>
      <text:p text:style-name="P1"><text:span text:style-name="T4">initial-scale=1.0"</text:span><text:span text:style-name="T2"> </text:span><text:span text:style-name="T9">/&gt;</text:span></text:p>
      <text:p text:style-name="P1"><text:span text:style-name="T2">    </text:span><text:span text:style-name="T9">&lt;</text:span><text:span text:style-name="T10">title</text:span><text:span text:style-name="T9">&gt;</text:span><text:span text:style-name="T2">ESICAD TP1 DEV WEB</text:span><text:span text:style-name="T9">&lt;/</text:span><text:span text:style-name="T10">title</text:span><text:span text:style-name="T9">&gt;</text:span></text:p>
      <text:p text:style-name="P1"><text:span text:style-name="T2">    </text:span><text:span text:style-name="T9">&lt;</text:span><text:span text:style-name="T10">script</text:span><text:span text:style-name="T11"> </text:span><text:span text:style-name="T3">src</text:span><text:span text:style-name="T11">=</text:span><text:span text:style-name="T4">"assets/script.js"</text:span><text:span text:style-name="T11"> </text:span><text:span text:style-name="T3">defer</text:span><text:span text:style-name="T9">&gt;&lt;/</text:span><text:span text:style-name="T10">script</text:span><text:span text:style-name="T9">&gt;</text:span></text:p>
      <text:p text:style-name="P1"><text:span text:style-name="T9">&lt;/</text:span><text:span text:style-name="T10">head</text:span><text:span text:style-name="T9">&gt;</text:span></text:p>
      <text:p text:style-name="Standard"/>
      <text:p text:style-name="P1"><text:span text:style-name="T9">&lt;</text:span><text:span text:style-name="T10">body</text:span><text:span text:style-name="T9">&gt;</text:span></text:p>
      <text:p text:style-name="P3"> </text:p>
      <text:p text:style-name="P1"><text:span text:style-name="T2">    </text:span><text:span text:style-name="T9">&lt;</text:span><text:span text:style-name="T10">header</text:span><text:span text:style-name="T9">&gt;</text:span></text:p>
      <text:p text:style-name="P1"><text:span text:style-name="T2">        </text:span><text:span text:style-name="T9">&lt;</text:span><text:span text:style-name="T10">div</text:span><text:span text:style-name="T2"> </text:span><text:span text:style-name="T3">class</text:span><text:span text:style-name="T2">=</text:span><text:span text:style-name="T4">"tabs"</text:span><text:span text:style-name="T9">&gt;</text:span></text:p>
      <text:p text:style-name="P1"><text:span text:style-name="T2">            </text:span><text:span text:style-name="T9">&lt;</text:span><text:span text:style-name="T10">div</text:span><text:span text:style-name="T2"> </text:span><text:span text:style-name="T3">class</text:span><text:span text:style-name="T2">=</text:span><text:span text:style-name="T4">"tab-registers"</text:span><text:span text:style-name="T9">&gt;</text:span></text:p>
      <text:p text:style-name="P1"><text:span text:style-name="T2">                </text:span><text:span text:style-name="T9">&lt;</text:span><text:span text:style-name="T10">button</text:span><text:span text:style-name="T2"> </text:span><text:span text:style-name="T3">class</text:span><text:span text:style-name="T2">=</text:span><text:span text:style-name="T4">"active-tab"</text:span><text:span text:style-name="T9">&gt;</text:span><text:span text:style-name="T2">tab 1</text:span><text:span text:style-name="T9">&lt;/</text:span><text:span text:style-name="T10">button</text:span><text:span text:style-name="T9">&gt;</text:span></text:p>
      <text:p text:style-name="P1"><text:span text:style-name="T2">                </text:span><text:span text:style-name="T9">&lt;</text:span><text:span text:style-name="T10">button</text:span><text:span text:style-name="T9">&gt;</text:span><text:span text:style-name="T2">tab 2</text:span><text:span text:style-name="T9">&lt;/</text:span><text:span text:style-name="T10">button</text:span><text:span text:style-name="T9">&gt;</text:span></text:p>
      <text:p text:style-name="P1"><text:span text:style-name="T2">                </text:span><text:span text:style-name="T9">&lt;</text:span><text:span text:style-name="T10">button</text:span><text:span text:style-name="T9">&gt;</text:span><text:span text:style-name="T2">tab 3</text:span><text:span text:style-name="T9">&lt;/</text:span><text:span text:style-name="T10">button</text:span><text:span text:style-name="T9">&gt;</text:span></text:p>
      <text:p text:style-name="P1"><text:span text:style-name="T2">            </text:span><text:span text:style-name="T9">&lt;/</text:span><text:span text:style-name="T10">div</text:span><text:span text:style-name="T9">&gt;</text:span></text:p>
      <text:p text:style-name="P1"><text:span text:style-name="T2">            </text:span><text:span text:style-name="T9">&lt;</text:span><text:span text:style-name="T10">div</text:span><text:span text:style-name="T2"> </text:span><text:span text:style-name="T3">class</text:span><text:span text:style-name="T2">=</text:span><text:span text:style-name="T4">"tab-bodies"</text:span><text:span text:style-name="T9">&gt;</text:span></text:p>
      <text:p text:style-name="P1"><text:span text:style-name="T2">                </text:span><text:span text:style-name="T9">&lt;</text:span><text:span text:style-name="T10">div</text:span><text:span text:style-name="T2"> </text:span><text:span text:style-name="T3">style</text:span><text:span text:style-name="T2">=</text:span><text:span text:style-name="T4">"display: block;"</text:span><text:span text:style-name="T9">&gt;</text:span></text:p>
      <text:p text:style-name="P3">                contenu tab 1</text:p>
      <text:p text:style-name="P1"><text:span text:style-name="T2">                </text:span><text:span text:style-name="T9">&lt;/</text:span><text:span text:style-name="T10">div</text:span><text:span text:style-name="T9">&gt;</text:span></text:p>
      <text:p text:style-name="P1"><text:span text:style-name="T2">            </text:span><text:span text:style-name="T9">&lt;</text:span><text:span text:style-name="T10">div</text:span><text:span text:style-name="T2"> </text:span><text:span text:style-name="T3">style</text:span><text:span text:style-name="T2">=</text:span><text:span text:style-name="T4">"display: none;"</text:span><text:span text:style-name="T9">&gt;</text:span></text:p>
      <text:p text:style-name="P3">                contenu tab 2</text:p>
      <text:p text:style-name="P1"><text:span text:style-name="T2">            </text:span><text:span text:style-name="T9">&lt;/</text:span><text:span text:style-name="T10">div</text:span><text:span text:style-name="T9">&gt;</text:span></text:p>
      <text:p text:style-name="P1"><text:soft-page-break/><text:span text:style-name="T2">            </text:span><text:span text:style-name="T9">&lt;</text:span><text:span text:style-name="T10">div</text:span><text:span text:style-name="T2"> </text:span><text:span text:style-name="T3">style</text:span><text:span text:style-name="T2">=</text:span><text:span text:style-name="T4">"display: none;"</text:span><text:span text:style-name="T9">&gt;</text:span></text:p>
      <text:p text:style-name="P3">            contenu tab 3</text:p>
      <text:p text:style-name="P1"><text:span text:style-name="T2">            </text:span><text:span text:style-name="T9">&lt;/</text:span><text:span text:style-name="T10">div</text:span><text:span text:style-name="T9">&gt;</text:span></text:p>
      <text:p text:style-name="P1"><text:span text:style-name="T2">         </text:span><text:span text:style-name="T9">&lt;/</text:span><text:span text:style-name="T10">div</text:span><text:span text:style-name="T9">&gt;</text:span></text:p>
      <text:p text:style-name="P1"><text:span text:style-name="T2">     </text:span><text:span text:style-name="T9">&lt;/</text:span><text:span text:style-name="T10">div</text:span><text:span text:style-name="T9">&gt;</text:span></text:p>
      <text:p text:style-name="P7"/>
      <text:p text:style-name="P1"><text:span text:style-name="T2">        </text:span><text:span text:style-name="T9">&lt;/</text:span><text:span text:style-name="T10">div</text:span><text:span text:style-name="T9">&gt;</text:span></text:p>
      <text:p text:style-name="P1"><text:span text:style-name="T2">    </text:span><text:span text:style-name="T9">&lt;/</text:span><text:span text:style-name="T10">header</text:span><text:span text:style-name="T9">&gt;</text:span><text:span text:style-name="T2">               </text:span></text:p>
      <text:p text:style-name="P1"><text:span text:style-name="T2">    </text:span><text:span text:style-name="T9">&lt;</text:span><text:span text:style-name="T10">p</text:span><text:span text:style-name="T9">&gt;</text:span><text:span text:style-name="T2"> pour les fans du PSG !</text:span><text:span text:style-name="T9">&lt;/</text:span><text:span text:style-name="T10">p</text:span><text:span text:style-name="T9">&gt;</text:span></text:p>
      <text:p text:style-name="P3">   </text:p>
      <text:p text:style-name="P1"><text:span text:style-name="T2">    </text:span><text:span text:style-name="T9">&lt;</text:span><text:span text:style-name="T10">h1</text:span><text:span text:style-name="T2"> </text:span><text:span text:style-name="T3">class</text:span><text:span text:style-name="T2">=</text:span><text:span text:style-name="T4">"Mbappe"</text:span><text:span text:style-name="T9">&gt;</text:span><text:span text:style-name="T2">Mbappé meilleur joueur du psg?</text:span><text:span text:style-name="T9">&lt;/</text:span><text:span text:style-name="T10">h1</text:span><text:span text:style-name="T9">&gt;</text:span></text:p>
      <text:p text:style-name="P1"><text:span text:style-name="T2">    </text:span><text:span text:style-name="T9">&lt;</text:span><text:span text:style-name="T10">h2</text:span><text:span text:style-name="T9">&gt;</text:span><text:span text:style-name="T2">un diaporama en html et css</text:span><text:span text:style-name="T9">&lt;/</text:span><text:span text:style-name="T10">h2</text:span><text:span text:style-name="T9">&gt;</text:span></text:p>
      <text:p text:style-name="P1"><text:span text:style-name="T2">    </text:span><text:span text:style-name="T9">&lt;</text:span><text:span text:style-name="T10">h3</text:span><text:span text:style-name="T9">&gt;</text:span><text:span text:style-name="T2">Pemière méthode</text:span><text:span text:style-name="T9">&lt;/</text:span><text:span text:style-name="T10">h3</text:span><text:span text:style-name="T9">&gt;</text:span></text:p>
      <text:p text:style-name="P1"><text:span text:style-name="T2">    </text:span><text:span text:style-name="T9">&lt;</text:span><text:span text:style-name="T10">div</text:span><text:span text:style-name="T2"> </text:span><text:span text:style-name="T3">class</text:span><text:span text:style-name="T2">=</text:span><text:span text:style-name="T4">"diaporama1"</text:span><text:span text:style-name="T9">&gt;</text:span></text:p>
      <text:p text:style-name="P1"><text:span text:style-name="T2">    </text:span><text:span text:style-name="T9">&lt;</text:span><text:span text:style-name="T10">img</text:span><text:span text:style-name="T2"> </text:span><text:span text:style-name="T3">class</text:span><text:span text:style-name="T2">=</text:span><text:span text:style-name="T4">"img1"</text:span><text:span text:style-name="T2"> </text:span><text:span text:style-name="T3">src</text:span><text:span text:style-name="T2">=</text:span><text:span text:style-name="T4">"assets/images/Mbappe mallot real madrid.jpg"</text:span><text:span text:style-name="T9">&gt;</text:span></text:p>
      <text:p text:style-name="P1"><text:span text:style-name="T2">    </text:span><text:span text:style-name="T9">&lt;</text:span><text:span text:style-name="T10">img</text:span><text:span text:style-name="T2"> </text:span><text:span text:style-name="T3">class</text:span><text:span text:style-name="T2">=</text:span><text:span text:style-name="T4">img2</text:span><text:span text:style-name="T2"> </text:span><text:span text:style-name="T3">src</text:span><text:span text:style-name="T2">=</text:span><text:span text:style-name="T4">"assets/images/Kylian-Mbappe-Le-Real-Madrid-Attend-la-Decision-Cruciale.jpg"</text:span><text:span text:style-name="T9">&gt;</text:span></text:p>
      <text:p text:style-name="P1"><text:span text:style-name="T2">    </text:span><text:span text:style-name="T9">&lt;</text:span><text:span text:style-name="T10">img</text:span><text:span text:style-name="T2"> </text:span><text:span text:style-name="T3">class</text:span><text:span text:style-name="T2">=</text:span><text:span text:style-name="T4">"img3"</text:span><text:span text:style-name="T2"> </text:span><text:span text:style-name="T3">src</text:span><text:span text:style-name="T2">=</text:span><text:span text:style-name="T4">"assets/images/leo di.jpg"</text:span><text:span text:style-name="T9">&gt;</text:span></text:p>
      <text:p text:style-name="P1"><text:span text:style-name="T2">     </text:span><text:span text:style-name="T9">&lt;/</text:span><text:span text:style-name="T10">div</text:span><text:span text:style-name="T9">&gt;</text:span></text:p>
      <text:p text:style-name="P3">    </text:p>
      <text:p text:style-name="Standard"/>
      <text:p text:style-name="P1"><text:span text:style-name="T2">    </text:span><text:span text:style-name="T9">&lt;</text:span><text:span text:style-name="T10">h4</text:span><text:span text:style-name="T9">&gt;</text:span><text:span text:style-name="T2">deuxième méthode</text:span><text:span text:style-name="T9">&lt;/</text:span><text:span text:style-name="T10">h4</text:span><text:span text:style-name="T9">&gt;</text:span></text:p>
      <text:p text:style-name="P1"><text:span text:style-name="T2">    </text:span><text:span text:style-name="T9">&lt;</text:span><text:span text:style-name="T10">h2</text:span><text:span text:style-name="T2"> </text:span><text:span text:style-name="T3">class</text:span><text:span text:style-name="T2">=</text:span><text:span text:style-name="T4">"part"</text:span><text:span text:style-name="T9">&gt;</text:span><text:span text:style-name="T2">Mbappé part au real madrid???</text:span><text:span text:style-name="T9">&lt;/</text:span><text:span text:style-name="T10">h2</text:span><text:span text:style-name="T9">&gt;</text:span></text:p>
      <text:p text:style-name="P3">   </text:p>
      <text:p text:style-name="Standard"/>
      <text:p text:style-name="P1"><text:span text:style-name="T9">&lt;/</text:span><text:span text:style-name="T10">body</text:span><text:span text:style-name="T9">&gt;</text:span></text:p>
      <text:p text:style-name="Standard"/>
      <text:p text:style-name="P1"><text:span text:style-name="T9">&lt;/</text:span><text:span text:style-name="T10">html</text:span><text:span text:style-name="T9">&gt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8:21:19.167000000</meta:creation-date>
    <dc:date>2024-02-21T18:30:50.062000000</dc:date>
    <meta:editing-duration>PT5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11" meta:word-count="216" meta:character-count="3490" meta:non-whitespace-character-count="2806"/>
  </office:meta>
</office:document-meta>
</file>